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862in"/>
    </style:style>
    <style:style style:name="co2" style:family="table-column">
      <style:table-column-properties fo:break-before="auto" style:column-width="0.6898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req_correlation" table:style-name="ta1">
        <table:shapes>
          <draw:frame draw:z-index="0" draw:style-name="gr1" draw:text-style-name="P1" svg:width="6.2988in" svg:height="3.5429in" svg:x="13.1701in" svg:y="0.0394in">
            <draw:object draw:notify-on-update-of-ranges="freq_correlation.J1:freq_correlation.J1 freq_correlation.J2:freq_correlation.J5 freq_correlation.K1:freq_correlation.K1 freq_correlation.K2:freq_correlation.K5 freq_correlation.L1:freq_correlation.L1 freq_correlation.L2:freq_correlation.L5 freq_correlation.M1:freq_correlation.M1 freq_correlation.M2:freq_correlation.M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1" table:default-cell-style-name="Default"/>
        <table:table-column table:style-name="co4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LHS</text:p>
          </table:table-cell>
          <table:table-cell office:value-type="string" calcext:value-type="string">
            <text:p>RHS</text:p>
          </table:table-cell>
          <table:table-cell office:value-type="string" calcext:value-type="string">
            <text:p>PCC</text:p>
          </table:table-cell>
          <table:table-cell table:number-columns-repeated="5"/>
          <table:table-cell office:value-type="string" calcext:value-type="string">
            <text:p>seed vs</text:p>
          </table:table-cell>
          <table:table-cell office:value-type="string" calcext:value-type="string">
            <text:p>Poolsize</text:p>
          </table:table-cell>
          <table:table-cell office:value-type="string" calcext:value-type="string">
            <text:p>Flowers vs Seeds</text:p>
          </table:table-cell>
          <table:table-cell office:value-type="string" calcext:value-type="string">
            <text:p>Leaves vs Seeds</text:p>
          </table:table-cell>
          <table:table-cell office:value-type="string" calcext:value-type="string">
            <text:p>Flowers vs Leaves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1001und2</text:p>
          </table:table-cell>
          <table:table-cell office:value-type="float" office:value="0.914605" calcext:value-type="float">
            <text:p>0.91460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office:value-type="float" office:value="0.679367" calcext:value-type="float">
            <text:p>0.679367</text:p>
          </table:table-cell>
          <table:table-cell office:value-type="float" office:value="0.707784" calcext:value-type="float">
            <text:p>0.707784</text:p>
          </table:table-cell>
          <table:table-cell office:value-type="float" office:value="0.83361" calcext:value-type="float">
            <text:p>0.83361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50b</text:p>
          </table:table-cell>
          <table:table-cell office:value-type="float" office:value="0.908942" calcext:value-type="float">
            <text:p>0.90894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office:value-type="float" office:value="0.792705" calcext:value-type="float">
            <text:p>0.792705</text:p>
          </table:table-cell>
          <table:table-cell office:value-type="float" office:value="0.841007" calcext:value-type="float">
            <text:p>0.841007</text:p>
          </table:table-cell>
          <table:table-cell office:value-type="float" office:value="0.84077" calcext:value-type="float">
            <text:p>0.84077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25a</text:p>
          </table:table-cell>
          <table:table-cell office:value-type="float" office:value="0.886646" calcext:value-type="float">
            <text:p>0.886646</text:p>
          </table:table-cell>
          <table:table-cell table:number-columns-repeated="6"/>
          <table:table-cell office:value-type="float" office:value="25" calcext:value-type="float">
            <text:p>25</text:p>
          </table:table-cell>
          <table:table-cell office:value-type="float" office:value="0.889895" calcext:value-type="float">
            <text:p>0.889895</text:p>
          </table:table-cell>
          <table:table-cell office:value-type="float" office:value="0.886646" calcext:value-type="float">
            <text:p>0.886646</text:p>
          </table:table-cell>
          <table:table-cell office:value-type="float" office:value="0.863787" calcext:value-type="float">
            <text:p>0.863787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25b</text:p>
          </table:table-cell>
          <table:table-cell office:value-type="float" office:value="0.887021" calcext:value-type="float">
            <text:p>0.887021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0.909164" calcext:value-type="float">
            <text:p>0.909164</text:p>
          </table:table-cell>
          <table:table-cell office:value-type="float" office:value="0.909692" calcext:value-type="float">
            <text:p>0.909692</text:p>
          </table:table-cell>
          <table:table-cell office:value-type="float" office:value="0.867549" calcext:value-type="float">
            <text:p>0.867549</text:p>
          </table:table-cell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10b1</text:p>
          </table:table-cell>
          <table:table-cell office:value-type="float" office:value="0.833374" calcext:value-type="float">
            <text:p>0.83337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10b2</text:p>
          </table:table-cell>
          <table:table-cell office:value-type="float" office:value="0.841007" calcext:value-type="float">
            <text:p>0.84100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5x</text:p>
          </table:table-cell>
          <table:table-cell office:value-type="float" office:value="0.707784" calcext:value-type="float">
            <text:p>0.7077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B12345</text:p>
          </table:table-cell>
          <table:table-cell office:value-type="float" office:value="0.952814" calcext:value-type="float">
            <text:p>0.95281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50A</text:p>
          </table:table-cell>
          <table:table-cell office:value-type="float" office:value="0.909164" calcext:value-type="float">
            <text:p>0.909164</text:p>
          </table:table-cell>
          <table:table-cell table:number-columns-repeated="4"/>
          <table:table-cell office:value-type="string" calcext:value-type="string">
            <text:p>Plantpool50b</text:p>
          </table:table-cell>
          <table:table-cell office:value-type="float" office:value="0.908942" calcext:value-type="float">
            <text:p>0.9089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50B</text:p>
          </table:table-cell>
          <table:table-cell office:value-type="float" office:value="0.907773" calcext:value-type="float">
            <text:p>0.907773</text:p>
          </table:table-cell>
          <table:table-cell table:number-columns-repeated="4"/>
          <table:table-cell office:value-type="string" calcext:value-type="string">
            <text:p>Plantpool25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25A</text:p>
          </table:table-cell>
          <table:table-cell office:value-type="float" office:value="0.889895" calcext:value-type="float">
            <text:p>0.889895</text:p>
          </table:table-cell>
          <table:table-cell table:number-columns-repeated="4"/>
          <table:table-cell office:value-type="string" calcext:value-type="string">
            <text:p>Plantpool25b</text:p>
          </table:table-cell>
          <table:table-cell office:value-type="float" office:value="0.887021" calcext:value-type="float">
            <text:p>0.88702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25B</text:p>
          </table:table-cell>
          <table:table-cell office:value-type="float" office:value="0.882987" calcext:value-type="float">
            <text:p>0.882987</text:p>
          </table:table-cell>
          <table:table-cell table:number-columns-repeated="4"/>
          <table:table-cell office:value-type="string" calcext:value-type="string">
            <text:p>Plantpool10b1</text:p>
          </table:table-cell>
          <table:table-cell office:value-type="float" office:value="0.833374" calcext:value-type="float">
            <text:p>0.8333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10B2</text:p>
          </table:table-cell>
          <table:table-cell office:value-type="float" office:value="0.792705" calcext:value-type="float">
            <text:p>0.792705</text:p>
          </table:table-cell>
          <table:table-cell table:number-columns-repeated="4"/>
          <table:table-cell office:value-type="string" calcext:value-type="string">
            <text:p>Plantpool10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Flowerpool5B</text:p>
          </table:table-cell>
          <table:table-cell office:value-type="float" office:value="0.679367" calcext:value-type="float">
            <text:p>0.679367</text:p>
          </table:table-cell>
          <table:table-cell table:number-columns-repeated="4"/>
          <table:table-cell office:value-type="string" calcext:value-type="string">
            <text:p>Plantpool5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100x</text:p>
          </table:table-cell>
          <table:table-cell office:value-type="float" office:value="0.899093" calcext:value-type="float">
            <text:p>0.899093</text:p>
          </table:table-cell>
          <table:table-cell table:number-columns-repeated="4"/>
          <table:table-cell office:value-type="string" calcext:value-type="string">
            <text:p>PlantpoolB12345</text:p>
          </table:table-cell>
          <table:table-cell office:value-type="float" office:value="0.952814" calcext:value-type="float">
            <text:p>0.9528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ed</text:p>
          </table:table-cell>
          <table:table-cell office:value-type="string" calcext:value-type="string">
            <text:p>Plantpool50a</text:p>
          </table:table-cell>
          <table:table-cell office:value-type="float" office:value="0.909692" calcext:value-type="float">
            <text:p>0.909692</text:p>
          </table:table-cell>
          <table:table-cell table:number-columns-repeated="4"/>
          <table:table-cell office:value-type="string" calcext:value-type="string">
            <text:p>Plantpool100x</text:p>
          </table:table-cell>
          <table:table-cell office:value-type="float" office:value="0.899093" calcext:value-type="float">
            <text:p>0.8990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50b</text:p>
          </table:table-cell>
          <table:table-cell office:value-type="float" office:value="0.877081" calcext:value-type="float">
            <text:p>0.877081</text:p>
          </table:table-cell>
          <table:table-cell table:number-columns-repeated="4"/>
          <table:table-cell office:value-type="string" calcext:value-type="string">
            <text:p>Plantpool50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25a</text:p>
          </table:table-cell>
          <table:table-cell office:value-type="float" office:value="0.852502" calcext:value-type="float">
            <text:p>0.85250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25b</text:p>
          </table:table-cell>
          <table:table-cell office:value-type="float" office:value="0.857489" calcext:value-type="float">
            <text:p>0.857489</text:p>
          </table:table-cell>
          <table:table-cell table:number-columns-repeated="4"/>
          <table:table-cell office:value-type="string" calcext:value-type="string">
            <text:p>Flowerpool1001und2</text:p>
          </table:table-cell>
          <table:table-cell office:value-type="float" office:value="0.914605" calcext:value-type="float">
            <text:p>0.9146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10b1</text:p>
          </table:table-cell>
          <table:table-cell office:value-type="float" office:value="0.814993" calcext:value-type="float">
            <text:p>0.814993</text:p>
          </table:table-cell>
          <table:table-cell table:number-columns-repeated="4"/>
          <table:table-cell office:value-type="string" calcext:value-type="string">
            <text:p>Flowerpool50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10b2</text:p>
          </table:table-cell>
          <table:table-cell office:value-type="float" office:value="0.819661" calcext:value-type="float">
            <text:p>0.819661</text:p>
          </table:table-cell>
          <table:table-cell table:number-columns-repeated="4"/>
          <table:table-cell office:value-type="string" calcext:value-type="string">
            <text:p>Flowerpool50B</text:p>
          </table:table-cell>
          <table:table-cell office:value-type="float" office:value="0.907773" calcext:value-type="float">
            <text:p>0.9077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5x</text:p>
          </table:table-cell>
          <table:table-cell office:value-type="float" office:value="0.677392" calcext:value-type="float">
            <text:p>0.677392</text:p>
          </table:table-cell>
          <table:table-cell table:number-columns-repeated="4"/>
          <table:table-cell office:value-type="string" calcext:value-type="string">
            <text:p>Flowerpool25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B12345</text:p>
          </table:table-cell>
          <table:table-cell office:value-type="float" office:value="0.894097" calcext:value-type="float">
            <text:p>0.894097</text:p>
          </table:table-cell>
          <table:table-cell table:number-columns-repeated="4"/>
          <table:table-cell office:value-type="string" calcext:value-type="string">
            <text:p>Flowerpool25B</text:p>
          </table:table-cell>
          <table:table-cell office:value-type="float" office:value="0.882987" calcext:value-type="float">
            <text:p>0.8829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50A</text:p>
          </table:table-cell>
          <table:table-cell office:value-type="float" office:value="0.880644" calcext:value-type="float">
            <text:p>0.880644</text:p>
          </table:table-cell>
          <table:table-cell table:number-columns-repeated="4"/>
          <table:table-cell office:value-type="string" calcext:value-type="string">
            <text:p>Flowerpool10B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50B</text:p>
          </table:table-cell>
          <table:table-cell office:value-type="float" office:value="0.88682" calcext:value-type="float">
            <text:p>0.88682</text:p>
          </table:table-cell>
          <table:table-cell table:number-columns-repeated="4"/>
          <table:table-cell office:value-type="string" calcext:value-type="string">
            <text:p>Flowerpool5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25A</text:p>
          </table:table-cell>
          <table:table-cell office:value-type="float" office:value="0.858289" calcext:value-type="float">
            <text:p>0.85828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25B</text:p>
          </table:table-cell>
          <table:table-cell office:value-type="float" office:value="0.858782" calcext:value-type="float">
            <text:p>0.858782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Plantpool50b</text:p>
          </table:table-cell>
          <table:table-cell office:value-type="float" office:value="0.877081" calcext:value-type="float">
            <text:p>0.87708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10B2</text:p>
          </table:table-cell>
          <table:table-cell office:value-type="float" office:value="0.779311" calcext:value-type="float">
            <text:p>0.779311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Plantpool25a</text:p>
          </table:table-cell>
          <table:table-cell office:value-type="float" office:value="0.852502" calcext:value-type="float">
            <text:p>0.85250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Flowerpool5B</text:p>
          </table:table-cell>
          <table:table-cell office:value-type="float" office:value="0.648242" calcext:value-type="float">
            <text:p>0.648242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Plantpool25b</text:p>
          </table:table-cell>
          <table:table-cell office:value-type="float" office:value="0.857489" calcext:value-type="float">
            <text:p>0.8574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100x</text:p>
          </table:table-cell>
          <table:table-cell office:value-type="float" office:value="0.87069" calcext:value-type="float">
            <text:p>0.87069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Plantpool10b1</text:p>
          </table:table-cell>
          <table:table-cell office:value-type="float" office:value="0.814993" calcext:value-type="float">
            <text:p>0.8149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01und2</text:p>
          </table:table-cell>
          <table:table-cell office:value-type="string" calcext:value-type="string">
            <text:p>Plantpool50a</text:p>
          </table:table-cell>
          <table:table-cell office:value-type="float" office:value="0.877353" calcext:value-type="float">
            <text:p>0.877353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Plantpool10b2</text:p>
          </table:table-cell>
          <table:table-cell office:value-type="float" office:value="0.819661" calcext:value-type="float">
            <text:p>0.81966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25a</text:p>
          </table:table-cell>
          <table:table-cell office:value-type="float" office:value="0.856651" calcext:value-type="float">
            <text:p>0.856651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Plantpool5x</text:p>
          </table:table-cell>
          <table:table-cell office:value-type="float" office:value="0.677392" calcext:value-type="float">
            <text:p>0.6773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25b</text:p>
          </table:table-cell>
          <table:table-cell office:value-type="float" office:value="0.850343" calcext:value-type="float">
            <text:p>0.850343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PlantpoolB12345</text:p>
          </table:table-cell>
          <table:table-cell office:value-type="float" office:value="0.894097" calcext:value-type="float">
            <text:p>0.8940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10b1</text:p>
          </table:table-cell>
          <table:table-cell office:value-type="float" office:value="0.825132" calcext:value-type="float">
            <text:p>0.825132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Flowerpool50A</text:p>
          </table:table-cell>
          <table:table-cell office:value-type="float" office:value="0.880644" calcext:value-type="float">
            <text:p>0.88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10b2</text:p>
          </table:table-cell>
          <table:table-cell office:value-type="float" office:value="0.833035" calcext:value-type="float">
            <text:p>0.833035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Flowerpool50B</text:p>
          </table:table-cell>
          <table:table-cell office:value-type="float" office:value="0.88682" calcext:value-type="float">
            <text:p>0.886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5x</text:p>
          </table:table-cell>
          <table:table-cell office:value-type="float" office:value="0.709395" calcext:value-type="float">
            <text:p>0.709395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Flowerpool25A</text:p>
          </table:table-cell>
          <table:table-cell office:value-type="float" office:value="0.858289" calcext:value-type="float">
            <text:p>0.8582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B12345</text:p>
          </table:table-cell>
          <table:table-cell office:value-type="float" office:value="0.890139" calcext:value-type="float">
            <text:p>0.890139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Flowerpool25B</text:p>
          </table:table-cell>
          <table:table-cell office:value-type="float" office:value="0.858782" calcext:value-type="float">
            <text:p>0.8587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50A</text:p>
          </table:table-cell>
          <table:table-cell office:value-type="float" office:value="0.868541" calcext:value-type="float">
            <text:p>0.868541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Flowerpool10B2</text:p>
          </table:table-cell>
          <table:table-cell office:value-type="float" office:value="0.779311" calcext:value-type="float">
            <text:p>0.7793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50B</text:p>
          </table:table-cell>
          <table:table-cell office:value-type="float" office:value="0.867549" calcext:value-type="float">
            <text:p>0.867549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Flowerpool5B</text:p>
          </table:table-cell>
          <table:table-cell office:value-type="float" office:value="0.648242" calcext:value-type="float">
            <text:p>0.6482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25A</text:p>
          </table:table-cell>
          <table:table-cell office:value-type="float" office:value="0.852747" calcext:value-type="float">
            <text:p>0.852747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Plantpool100x</text:p>
          </table:table-cell>
          <table:table-cell office:value-type="float" office:value="0.87069" calcext:value-type="float">
            <text:p>0.870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25B</text:p>
          </table:table-cell>
          <table:table-cell office:value-type="float" office:value="0.853591" calcext:value-type="float">
            <text:p>0.853591</text:p>
          </table:table-cell>
          <table:table-cell table:number-columns-repeated="3"/>
          <table:table-cell office:value-type="string" calcext:value-type="string">
            <text:p>Flowerpool1001und2</text:p>
          </table:table-cell>
          <table:table-cell office:value-type="string" calcext:value-type="string">
            <text:p>Plantpool50a</text:p>
          </table:table-cell>
          <table:table-cell office:value-type="float" office:value="0.877353" calcext:value-type="float">
            <text:p>0.8773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10B2</text:p>
          </table:table-cell>
          <table:table-cell office:value-type="float" office:value="0.785229" calcext:value-type="float">
            <text:p>0.785229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Plantpool25a</text:p>
          </table:table-cell>
          <table:table-cell office:value-type="float" office:value="0.856651" calcext:value-type="float">
            <text:p>0.85665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Flowerpool5B</text:p>
          </table:table-cell>
          <table:table-cell office:value-type="float" office:value="0.664556" calcext:value-type="float">
            <text:p>0.664556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Plantpool25b</text:p>
          </table:table-cell>
          <table:table-cell office:value-type="float" office:value="0.850343" calcext:value-type="float">
            <text:p>0.8503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100x</text:p>
          </table:table-cell>
          <table:table-cell office:value-type="float" office:value="0.876853" calcext:value-type="float">
            <text:p>0.876853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Plantpool10b1</text:p>
          </table:table-cell>
          <table:table-cell office:value-type="float" office:value="0.825132" calcext:value-type="float">
            <text:p>0.8251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0b</text:p>
          </table:table-cell>
          <table:table-cell office:value-type="string" calcext:value-type="string">
            <text:p>Plantpool50a</text:p>
          </table:table-cell>
          <table:table-cell office:value-type="float" office:value="0.869599" calcext:value-type="float">
            <text:p>0.869599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Plantpool10b2</text:p>
          </table:table-cell>
          <table:table-cell office:value-type="float" office:value="0.833035" calcext:value-type="float">
            <text:p>0.8330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25b</text:p>
          </table:table-cell>
          <table:table-cell office:value-type="float" office:value="0.818819" calcext:value-type="float">
            <text:p>0.818819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Plantpool5x</text:p>
          </table:table-cell>
          <table:table-cell office:value-type="float" office:value="0.709395" calcext:value-type="float">
            <text:p>0.70939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10b1</text:p>
          </table:table-cell>
          <table:table-cell office:value-type="float" office:value="0.807372" calcext:value-type="float">
            <text:p>0.807372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PlantpoolB12345</text:p>
          </table:table-cell>
          <table:table-cell office:value-type="float" office:value="0.890139" calcext:value-type="float">
            <text:p>0.89013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10b2</text:p>
          </table:table-cell>
          <table:table-cell office:value-type="float" office:value="0.804714" calcext:value-type="float">
            <text:p>0.804714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Flowerpool50A</text:p>
          </table:table-cell>
          <table:table-cell office:value-type="float" office:value="0.868541" calcext:value-type="float">
            <text:p>0.8685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5x</text:p>
          </table:table-cell>
          <table:table-cell office:value-type="float" office:value="0.70603" calcext:value-type="float">
            <text:p>0.70603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Flowerpool50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B12345</text:p>
          </table:table-cell>
          <table:table-cell office:value-type="float" office:value="0.870743" calcext:value-type="float">
            <text:p>0.870743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Flowerpool25A</text:p>
          </table:table-cell>
          <table:table-cell office:value-type="float" office:value="0.852747" calcext:value-type="float">
            <text:p>0.85274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50A</text:p>
          </table:table-cell>
          <table:table-cell office:value-type="float" office:value="0.85867" calcext:value-type="float">
            <text:p>0.85867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Flowerpool25B</text:p>
          </table:table-cell>
          <table:table-cell office:value-type="float" office:value="0.853591" calcext:value-type="float">
            <text:p>0.85359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50B</text:p>
          </table:table-cell>
          <table:table-cell office:value-type="float" office:value="0.851159" calcext:value-type="float">
            <text:p>0.851159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Flowerpool10B2</text:p>
          </table:table-cell>
          <table:table-cell office:value-type="float" office:value="0.785229" calcext:value-type="float">
            <text:p>0.7852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25A</text:p>
          </table:table-cell>
          <table:table-cell office:value-type="float" office:value="0.863787" calcext:value-type="float">
            <text:p>0.863787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Flowerpool5B</text:p>
          </table:table-cell>
          <table:table-cell office:value-type="float" office:value="0.664556" calcext:value-type="float">
            <text:p>0.6645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25B</text:p>
          </table:table-cell>
          <table:table-cell office:value-type="float" office:value="0.827832" calcext:value-type="float">
            <text:p>0.827832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Plantpool100x</text:p>
          </table:table-cell>
          <table:table-cell office:value-type="float" office:value="0.876853" calcext:value-type="float">
            <text:p>0.87685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10B2</text:p>
          </table:table-cell>
          <table:table-cell office:value-type="float" office:value="0.749423" calcext:value-type="float">
            <text:p>0.749423</text:p>
          </table:table-cell>
          <table:table-cell table:number-columns-repeated="3"/>
          <table:table-cell office:value-type="string" calcext:value-type="string">
            <text:p>Plantpool50b</text:p>
          </table:table-cell>
          <table:table-cell office:value-type="string" calcext:value-type="string">
            <text:p>Plantpool50a</text:p>
          </table:table-cell>
          <table:table-cell office:value-type="float" office:value="0.869599" calcext:value-type="float">
            <text:p>0.869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Flowerpool5B</text:p>
          </table:table-cell>
          <table:table-cell office:value-type="float" office:value="0.653559" calcext:value-type="float">
            <text:p>0.653559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Plantpool25b</text:p>
          </table:table-cell>
          <table:table-cell office:value-type="float" office:value="0.818819" calcext:value-type="float">
            <text:p>0.8188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100x</text:p>
          </table:table-cell>
          <table:table-cell office:value-type="float" office:value="0.86297" calcext:value-type="float">
            <text:p>0.86297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Plantpool10b1</text:p>
          </table:table-cell>
          <table:table-cell office:value-type="float" office:value="0.807372" calcext:value-type="float">
            <text:p>0.8073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a</text:p>
          </table:table-cell>
          <table:table-cell office:value-type="string" calcext:value-type="string">
            <text:p>Plantpool50a</text:p>
          </table:table-cell>
          <table:table-cell office:value-type="float" office:value="0.851894" calcext:value-type="float">
            <text:p>0.851894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Plantpool10b2</text:p>
          </table:table-cell>
          <table:table-cell office:value-type="float" office:value="0.804714" calcext:value-type="float">
            <text:p>0.80471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10b1</text:p>
          </table:table-cell>
          <table:table-cell office:value-type="float" office:value="0.830149" calcext:value-type="float">
            <text:p>0.830149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Plantpool5x</text:p>
          </table:table-cell>
          <table:table-cell office:value-type="float" office:value="0.70603" calcext:value-type="float">
            <text:p>0.706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10b2</text:p>
          </table:table-cell>
          <table:table-cell office:value-type="float" office:value="0.844582" calcext:value-type="float">
            <text:p>0.844582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PlantpoolB12345</text:p>
          </table:table-cell>
          <table:table-cell office:value-type="float" office:value="0.870743" calcext:value-type="float">
            <text:p>0.87074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5x</text:p>
          </table:table-cell>
          <table:table-cell office:value-type="float" office:value="0.71328" calcext:value-type="float">
            <text:p>0.71328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Flowerpool50A</text:p>
          </table:table-cell>
          <table:table-cell office:value-type="float" office:value="0.85867" calcext:value-type="float">
            <text:p>0.8586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B12345</text:p>
          </table:table-cell>
          <table:table-cell office:value-type="float" office:value="0.860941" calcext:value-type="float">
            <text:p>0.860941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Flowerpool50B</text:p>
          </table:table-cell>
          <table:table-cell office:value-type="float" office:value="0.851159" calcext:value-type="float">
            <text:p>0.8511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50A</text:p>
          </table:table-cell>
          <table:table-cell office:value-type="float" office:value="0.849959" calcext:value-type="float">
            <text:p>0.849959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Flowerpool25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50B</text:p>
          </table:table-cell>
          <table:table-cell office:value-type="float" office:value="0.85122" calcext:value-type="float">
            <text:p>0.85122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Flowerpool25B</text:p>
          </table:table-cell>
          <table:table-cell office:value-type="float" office:value="0.827832" calcext:value-type="float">
            <text:p>0.82783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25A</text:p>
          </table:table-cell>
          <table:table-cell office:value-type="float" office:value="0.814674" calcext:value-type="float">
            <text:p>0.814674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Flowerpool10B2</text:p>
          </table:table-cell>
          <table:table-cell office:value-type="float" office:value="0.749423" calcext:value-type="float">
            <text:p>0.7494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25B</text:p>
          </table:table-cell>
          <table:table-cell office:value-type="float" office:value="0.862789" calcext:value-type="float">
            <text:p>0.862789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Flowerpool5B</text:p>
          </table:table-cell>
          <table:table-cell office:value-type="float" office:value="0.653559" calcext:value-type="float">
            <text:p>0.6535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10B2</text:p>
          </table:table-cell>
          <table:table-cell office:value-type="float" office:value="0.798834" calcext:value-type="float">
            <text:p>0.798834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Plantpool100x</text:p>
          </table:table-cell>
          <table:table-cell office:value-type="float" office:value="0.86297" calcext:value-type="float">
            <text:p>0.8629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Flowerpool5B</text:p>
          </table:table-cell>
          <table:table-cell office:value-type="float" office:value="0.678511" calcext:value-type="float">
            <text:p>0.678511</text:p>
          </table:table-cell>
          <table:table-cell table:number-columns-repeated="3"/>
          <table:table-cell office:value-type="string" calcext:value-type="string">
            <text:p>Plantpool25a</text:p>
          </table:table-cell>
          <table:table-cell office:value-type="string" calcext:value-type="string">
            <text:p>Plantpool50a</text:p>
          </table:table-cell>
          <table:table-cell office:value-type="float" office:value="0.851894" calcext:value-type="float">
            <text:p>0.8518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100x</text:p>
          </table:table-cell>
          <table:table-cell office:value-type="float" office:value="0.858236" calcext:value-type="float">
            <text:p>0.858236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Plantpool10b1</text:p>
          </table:table-cell>
          <table:table-cell office:value-type="float" office:value="0.830149" calcext:value-type="float">
            <text:p>0.83014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25b</text:p>
          </table:table-cell>
          <table:table-cell office:value-type="string" calcext:value-type="string">
            <text:p>Plantpool50a</text:p>
          </table:table-cell>
          <table:table-cell office:value-type="float" office:value="0.852511" calcext:value-type="float">
            <text:p>0.852511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Plantpool10b2</text:p>
          </table:table-cell>
          <table:table-cell office:value-type="float" office:value="0.844582" calcext:value-type="float">
            <text:p>0.84458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10b2</text:p>
          </table:table-cell>
          <table:table-cell office:value-type="float" office:value="0.799641" calcext:value-type="float">
            <text:p>0.799641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Plantpool5x</text:p>
          </table:table-cell>
          <table:table-cell office:value-type="float" office:value="0.71328" calcext:value-type="float">
            <text:p>0.7132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5x</text:p>
          </table:table-cell>
          <table:table-cell office:value-type="float" office:value="0.696923" calcext:value-type="float">
            <text:p>0.696923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PlantpoolB12345</text:p>
          </table:table-cell>
          <table:table-cell office:value-type="float" office:value="0.860941" calcext:value-type="float">
            <text:p>0.86094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B12345</text:p>
          </table:table-cell>
          <table:table-cell office:value-type="float" office:value="0.812338" calcext:value-type="float">
            <text:p>0.812338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Flowerpool50A</text:p>
          </table:table-cell>
          <table:table-cell office:value-type="float" office:value="0.849959" calcext:value-type="float">
            <text:p>0.84995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50A</text:p>
          </table:table-cell>
          <table:table-cell office:value-type="float" office:value="0.818811" calcext:value-type="float">
            <text:p>0.818811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Flowerpool50B</text:p>
          </table:table-cell>
          <table:table-cell office:value-type="float" office:value="0.85122" calcext:value-type="float">
            <text:p>0.851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50B</text:p>
          </table:table-cell>
          <table:table-cell office:value-type="float" office:value="0.81717" calcext:value-type="float">
            <text:p>0.81717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Flowerpool25A</text:p>
          </table:table-cell>
          <table:table-cell office:value-type="float" office:value="0.814674" calcext:value-type="float">
            <text:p>0.8146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25A</text:p>
          </table:table-cell>
          <table:table-cell office:value-type="float" office:value="0.80055" calcext:value-type="float">
            <text:p>0.80055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Flowerpool25B</text:p>
          </table:table-cell>
          <table:table-cell office:value-type="float" office:value="0.862789" calcext:value-type="float">
            <text:p>0.862789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25B</text:p>
          </table:table-cell>
          <table:table-cell office:value-type="float" office:value="0.847352" calcext:value-type="float">
            <text:p>0.847352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Flowerpool10B2</text:p>
          </table:table-cell>
          <table:table-cell office:value-type="float" office:value="0.798834" calcext:value-type="float">
            <text:p>0.79883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10B2</text:p>
          </table:table-cell>
          <table:table-cell office:value-type="float" office:value="0.84077" calcext:value-type="float">
            <text:p>0.84077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Flowerpool5B</text:p>
          </table:table-cell>
          <table:table-cell office:value-type="float" office:value="0.678511" calcext:value-type="float">
            <text:p>0.678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Flowerpool5B</text:p>
          </table:table-cell>
          <table:table-cell office:value-type="float" office:value="0.64624" calcext:value-type="float">
            <text:p>0.64624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Plantpool100x</text:p>
          </table:table-cell>
          <table:table-cell office:value-type="float" office:value="0.858236" calcext:value-type="float">
            <text:p>0.858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100x</text:p>
          </table:table-cell>
          <table:table-cell office:value-type="float" office:value="0.839426" calcext:value-type="float">
            <text:p>0.839426</text:p>
          </table:table-cell>
          <table:table-cell table:number-columns-repeated="3"/>
          <table:table-cell office:value-type="string" calcext:value-type="string">
            <text:p>Plantpool25b</text:p>
          </table:table-cell>
          <table:table-cell office:value-type="string" calcext:value-type="string">
            <text:p>Plantpool50a</text:p>
          </table:table-cell>
          <table:table-cell office:value-type="float" office:value="0.852511" calcext:value-type="float">
            <text:p>0.8525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1</text:p>
          </table:table-cell>
          <table:table-cell office:value-type="string" calcext:value-type="string">
            <text:p>Plantpool50a</text:p>
          </table:table-cell>
          <table:table-cell office:value-type="float" office:value="0.831599" calcext:value-type="float">
            <text:p>0.831599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Plantpool10b2</text:p>
          </table:table-cell>
          <table:table-cell office:value-type="float" office:value="0.799641" calcext:value-type="float">
            <text:p>0.799641</text:p>
          </table:table-cell>
          <table:table-cell office:value-type="string" calcext:value-type="string">
            <text:p>???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Plantpool5x</text:p>
          </table:table-cell>
          <table:table-cell office:value-type="float" office:value="0.71929" calcext:value-type="float">
            <text:p>0.71929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Plantpool5x</text:p>
          </table:table-cell>
          <table:table-cell office:value-type="float" office:value="0.696923" calcext:value-type="float">
            <text:p>0.69692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PlantpoolB12345</text:p>
          </table:table-cell>
          <table:table-cell office:value-type="float" office:value="0.810754" calcext:value-type="float">
            <text:p>0.810754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PlantpoolB12345</text:p>
          </table:table-cell>
          <table:table-cell office:value-type="float" office:value="0.812338" calcext:value-type="float">
            <text:p>0.81233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50A</text:p>
          </table:table-cell>
          <table:table-cell office:value-type="float" office:value="0.820978" calcext:value-type="float">
            <text:p>0.820978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Flowerpool50A</text:p>
          </table:table-cell>
          <table:table-cell office:value-type="float" office:value="0.818811" calcext:value-type="float">
            <text:p>0.8188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50B</text:p>
          </table:table-cell>
          <table:table-cell office:value-type="float" office:value="0.823757" calcext:value-type="float">
            <text:p>0.823757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Flowerpool50B</text:p>
          </table:table-cell>
          <table:table-cell office:value-type="float" office:value="0.81717" calcext:value-type="float">
            <text:p>0.81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25A</text:p>
          </table:table-cell>
          <table:table-cell office:value-type="float" office:value="0.796809" calcext:value-type="float">
            <text:p>0.796809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Flowerpool25A</text:p>
          </table:table-cell>
          <table:table-cell office:value-type="float" office:value="0.80055" calcext:value-type="float">
            <text:p>0.800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25B</text:p>
          </table:table-cell>
          <table:table-cell office:value-type="float" office:value="0.838174" calcext:value-type="float">
            <text:p>0.838174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Flowerpool25B</text:p>
          </table:table-cell>
          <table:table-cell office:value-type="float" office:value="0.847352" calcext:value-type="float">
            <text:p>0.8473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10B2</text:p>
          </table:table-cell>
          <table:table-cell office:value-type="float" office:value="0.77566" calcext:value-type="float">
            <text:p>0.77566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Flowerpool10B2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Flowerpool5B</text:p>
          </table:table-cell>
          <table:table-cell office:value-type="float" office:value="0.669254" calcext:value-type="float">
            <text:p>0.669254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Flowerpool5B</text:p>
          </table:table-cell>
          <table:table-cell office:value-type="float" office:value="0.64624" calcext:value-type="float">
            <text:p>0.6462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Plantpool100x</text:p>
          </table:table-cell>
          <table:table-cell office:value-type="float" office:value="0.833772" calcext:value-type="float">
            <text:p>0.833772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Plantpool100x</text:p>
          </table:table-cell>
          <table:table-cell office:value-type="float" office:value="0.839426" calcext:value-type="float">
            <text:p>0.83942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b2</text:p>
          </table:table-cell>
          <table:table-cell office:value-type="string" calcext:value-type="string">
            <text:p>Plantpool50a</text:p>
          </table:table-cell>
          <table:table-cell office:value-type="float" office:value="0.823065" calcext:value-type="float">
            <text:p>0.823065</text:p>
          </table:table-cell>
          <table:table-cell table:number-columns-repeated="3"/>
          <table:table-cell office:value-type="string" calcext:value-type="string">
            <text:p>Plantpool10b1</text:p>
          </table:table-cell>
          <table:table-cell office:value-type="string" calcext:value-type="string">
            <text:p>Plantpool50a</text:p>
          </table:table-cell>
          <table:table-cell office:value-type="float" office:value="0.831599" calcext:value-type="float">
            <text:p>0.8315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PlantpoolB12345</text:p>
          </table:table-cell>
          <table:table-cell office:value-type="float" office:value="0.669235" calcext:value-type="float">
            <text:p>0.669235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Plantpool5x</text:p>
          </table:table-cell>
          <table:table-cell office:value-type="float" office:value="0.71929" calcext:value-type="float">
            <text:p>0.719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50A</text:p>
          </table:table-cell>
          <table:table-cell office:value-type="float" office:value="0.70531" calcext:value-type="float">
            <text:p>0.70531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PlantpoolB12345</text:p>
          </table:table-cell>
          <table:table-cell office:value-type="float" office:value="0.810754" calcext:value-type="float">
            <text:p>0.8107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50B</text:p>
          </table:table-cell>
          <table:table-cell office:value-type="float" office:value="0.688896" calcext:value-type="float">
            <text:p>0.688896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Flowerpool50A</text:p>
          </table:table-cell>
          <table:table-cell office:value-type="float" office:value="0.820978" calcext:value-type="float">
            <text:p>0.820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25A</text:p>
          </table:table-cell>
          <table:table-cell office:value-type="float" office:value="0.691262" calcext:value-type="float">
            <text:p>0.691262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Flowerpool50B</text:p>
          </table:table-cell>
          <table:table-cell office:value-type="float" office:value="0.823757" calcext:value-type="float">
            <text:p>0.8237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25B</text:p>
          </table:table-cell>
          <table:table-cell office:value-type="float" office:value="0.729211" calcext:value-type="float">
            <text:p>0.729211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Flowerpool25A</text:p>
          </table:table-cell>
          <table:table-cell office:value-type="float" office:value="0.796809" calcext:value-type="float">
            <text:p>0.7968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10B2</text:p>
          </table:table-cell>
          <table:table-cell office:value-type="float" office:value="0.554309" calcext:value-type="float">
            <text:p>0.554309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Flowerpool25B</text:p>
          </table:table-cell>
          <table:table-cell office:value-type="float" office:value="0.838174" calcext:value-type="float">
            <text:p>0.83817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Flowerpool5B</text:p>
          </table:table-cell>
          <table:table-cell office:value-type="float" office:value="0.83361" calcext:value-type="float">
            <text:p>0.83361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Flowerpool10B2</text:p>
          </table:table-cell>
          <table:table-cell office:value-type="float" office:value="0.77566" calcext:value-type="float">
            <text:p>0.77566</text:p>
          </table:table-cell>
          <table:table-cell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Plantpool100x</text:p>
          </table:table-cell>
          <table:table-cell office:value-type="float" office:value="0.750973" calcext:value-type="float">
            <text:p>0.750973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Flowerpool5B</text:p>
          </table:table-cell>
          <table:table-cell office:value-type="float" office:value="0.669254" calcext:value-type="float">
            <text:p>0.66925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5x</text:p>
          </table:table-cell>
          <table:table-cell office:value-type="string" calcext:value-type="string">
            <text:p>Plantpool50a</text:p>
          </table:table-cell>
          <table:table-cell office:value-type="float" office:value="0.720764" calcext:value-type="float">
            <text:p>0.720764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Plantpool100x</text:p>
          </table:table-cell>
          <table:table-cell office:value-type="float" office:value="0.833772" calcext:value-type="float">
            <text:p>0.83377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50A</text:p>
          </table:table-cell>
          <table:table-cell office:value-type="float" office:value="0.889577" calcext:value-type="float">
            <text:p>0.889577</text:p>
          </table:table-cell>
          <table:table-cell table:number-columns-repeated="3"/>
          <table:table-cell office:value-type="string" calcext:value-type="string">
            <text:p>Plantpool10b2</text:p>
          </table:table-cell>
          <table:table-cell office:value-type="string" calcext:value-type="string">
            <text:p>Plantpool50a</text:p>
          </table:table-cell>
          <table:table-cell office:value-type="float" office:value="0.823065" calcext:value-type="float">
            <text:p>0.82306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50B</text:p>
          </table:table-cell>
          <table:table-cell office:value-type="float" office:value="0.887075" calcext:value-type="float">
            <text:p>0.887075</text:p>
          </table:table-cell>
          <table:table-cell table:number-columns-repeated="3"/>
          <table:table-cell office:value-type="string" calcext:value-type="string">
            <text:p>Plantpool5x</text:p>
          </table:table-cell>
          <table:table-cell office:value-type="string" calcext:value-type="string">
            <text:p>PlantpoolB12345</text:p>
          </table:table-cell>
          <table:table-cell office:value-type="float" office:value="0.669235" calcext:value-type="float">
            <text:p>0.66923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25A</text:p>
          </table:table-cell>
          <table:table-cell office:value-type="float" office:value="0.870911" calcext:value-type="float">
            <text:p>0.870911</text:p>
          </table:table-cell>
          <table:table-cell table:number-columns-repeated="3"/>
          <table:table-cell office:value-type="string" calcext:value-type="string">
            <text:p>Plantpool5x</text:p>
          </table:table-cell>
          <table:table-cell office:value-type="string" calcext:value-type="string">
            <text:p>Flowerpool50A</text:p>
          </table:table-cell>
          <table:table-cell office:value-type="float" office:value="0.70531" calcext:value-type="float">
            <text:p>0.7053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25B</text:p>
          </table:table-cell>
          <table:table-cell office:value-type="float" office:value="0.857746" calcext:value-type="float">
            <text:p>0.857746</text:p>
          </table:table-cell>
          <table:table-cell table:number-columns-repeated="3"/>
          <table:table-cell office:value-type="string" calcext:value-type="string">
            <text:p>Plantpool5x</text:p>
          </table:table-cell>
          <table:table-cell office:value-type="string" calcext:value-type="string">
            <text:p>Flowerpool50B</text:p>
          </table:table-cell>
          <table:table-cell office:value-type="float" office:value="0.688896" calcext:value-type="float">
            <text:p>0.68889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10B2</text:p>
          </table:table-cell>
          <table:table-cell office:value-type="float" office:value="0.772657" calcext:value-type="float">
            <text:p>0.772657</text:p>
          </table:table-cell>
          <table:table-cell table:number-columns-repeated="3"/>
          <table:table-cell office:value-type="string" calcext:value-type="string">
            <text:p>Plantpool5x</text:p>
          </table:table-cell>
          <table:table-cell office:value-type="string" calcext:value-type="string">
            <text:p>Flowerpool25A</text:p>
          </table:table-cell>
          <table:table-cell office:value-type="float" office:value="0.691262" calcext:value-type="float">
            <text:p>0.6912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Flowerpool5B</text:p>
          </table:table-cell>
          <table:table-cell office:value-type="float" office:value="0.640962" calcext:value-type="float">
            <text:p>0.640962</text:p>
          </table:table-cell>
          <table:table-cell table:number-columns-repeated="3"/>
          <table:table-cell office:value-type="string" calcext:value-type="string">
            <text:p>Plantpool5x</text:p>
          </table:table-cell>
          <table:table-cell office:value-type="string" calcext:value-type="string">
            <text:p>Flowerpool25B</text:p>
          </table:table-cell>
          <table:table-cell office:value-type="float" office:value="0.729211" calcext:value-type="float">
            <text:p>0.7292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Plantpool100x</text:p>
          </table:table-cell>
          <table:table-cell office:value-type="float" office:value="0.882236" calcext:value-type="float">
            <text:p>0.882236</text:p>
          </table:table-cell>
          <table:table-cell table:number-columns-repeated="3"/>
          <table:table-cell office:value-type="string" calcext:value-type="string">
            <text:p>Plantpool5x</text:p>
          </table:table-cell>
          <table:table-cell office:value-type="string" calcext:value-type="string">
            <text:p>Flowerpool10B2</text:p>
          </table:table-cell>
          <table:table-cell office:value-type="float" office:value="0.554309" calcext:value-type="float">
            <text:p>0.554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B12345</text:p>
          </table:table-cell>
          <table:table-cell office:value-type="string" calcext:value-type="string">
            <text:p>Plantpool50a</text:p>
          </table:table-cell>
          <table:table-cell office:value-type="float" office:value="0.890803" calcext:value-type="float">
            <text:p>0.890803</text:p>
          </table:table-cell>
          <table:table-cell table:number-columns-repeated="3"/>
          <table:table-cell office:value-type="string" calcext:value-type="string">
            <text:p>Plantpool5x</text:p>
          </table:table-cell>
          <table:table-cell office:value-type="string" calcext:value-type="string">
            <text:p>Flowerpool5B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50B</text:p>
          </table:table-cell>
          <table:table-cell office:value-type="float" office:value="0.873573" calcext:value-type="float">
            <text:p>0.873573</text:p>
          </table:table-cell>
          <table:table-cell table:number-columns-repeated="3"/>
          <table:table-cell office:value-type="string" calcext:value-type="string">
            <text:p>Plantpool5x</text:p>
          </table:table-cell>
          <table:table-cell office:value-type="string" calcext:value-type="string">
            <text:p>Plantpool100x</text:p>
          </table:table-cell>
          <table:table-cell office:value-type="float" office:value="0.750973" calcext:value-type="float">
            <text:p>0.7509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25A</text:p>
          </table:table-cell>
          <table:table-cell office:value-type="float" office:value="0.854925" calcext:value-type="float">
            <text:p>0.854925</text:p>
          </table:table-cell>
          <table:table-cell table:number-columns-repeated="3"/>
          <table:table-cell office:value-type="string" calcext:value-type="string">
            <text:p>Plantpool5x</text:p>
          </table:table-cell>
          <table:table-cell office:value-type="string" calcext:value-type="string">
            <text:p>Plantpool50a</text:p>
          </table:table-cell>
          <table:table-cell office:value-type="float" office:value="0.720764" calcext:value-type="float">
            <text:p>0.72076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25B</text:p>
          </table:table-cell>
          <table:table-cell office:value-type="float" office:value="0.849294" calcext:value-type="float">
            <text:p>0.849294</text:p>
          </table:table-cell>
          <table:table-cell table:number-columns-repeated="3"/>
          <table:table-cell office:value-type="string" calcext:value-type="string">
            <text:p>PlantpoolB12345</text:p>
          </table:table-cell>
          <table:table-cell office:value-type="string" calcext:value-type="string">
            <text:p>Flowerpool50A</text:p>
          </table:table-cell>
          <table:table-cell office:value-type="float" office:value="0.889577" calcext:value-type="float">
            <text:p>0.8895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10B2</text:p>
          </table:table-cell>
          <table:table-cell office:value-type="float" office:value="0.786309" calcext:value-type="float">
            <text:p>0.786309</text:p>
          </table:table-cell>
          <table:table-cell table:number-columns-repeated="3"/>
          <table:table-cell office:value-type="string" calcext:value-type="string">
            <text:p>PlantpoolB12345</text:p>
          </table:table-cell>
          <table:table-cell office:value-type="string" calcext:value-type="string">
            <text:p>Flowerpool50B</text:p>
          </table:table-cell>
          <table:table-cell office:value-type="float" office:value="0.887075" calcext:value-type="float">
            <text:p>0.88707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Flowerpool5B</text:p>
          </table:table-cell>
          <table:table-cell office:value-type="float" office:value="0.667758" calcext:value-type="float">
            <text:p>0.667758</text:p>
          </table:table-cell>
          <table:table-cell table:number-columns-repeated="3"/>
          <table:table-cell office:value-type="string" calcext:value-type="string">
            <text:p>PlantpoolB12345</text:p>
          </table:table-cell>
          <table:table-cell office:value-type="string" calcext:value-type="string">
            <text:p>Flowerpool25A</text:p>
          </table:table-cell>
          <table:table-cell office:value-type="float" office:value="0.870911" calcext:value-type="float">
            <text:p>0.8709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Plantpool100x</text:p>
          </table:table-cell>
          <table:table-cell office:value-type="float" office:value="0.871677" calcext:value-type="float">
            <text:p>0.871677</text:p>
          </table:table-cell>
          <table:table-cell table:number-columns-repeated="3"/>
          <table:table-cell office:value-type="string" calcext:value-type="string">
            <text:p>PlantpoolB12345</text:p>
          </table:table-cell>
          <table:table-cell office:value-type="string" calcext:value-type="string">
            <text:p>Flowerpool25B</text:p>
          </table:table-cell>
          <table:table-cell office:value-type="float" office:value="0.857746" calcext:value-type="float">
            <text:p>0.85774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A</text:p>
          </table:table-cell>
          <table:table-cell office:value-type="string" calcext:value-type="string">
            <text:p>Plantpool50a</text:p>
          </table:table-cell>
          <table:table-cell office:value-type="float" office:value="0.869437" calcext:value-type="float">
            <text:p>0.869437</text:p>
          </table:table-cell>
          <table:table-cell table:number-columns-repeated="3"/>
          <table:table-cell office:value-type="string" calcext:value-type="string">
            <text:p>PlantpoolB12345</text:p>
          </table:table-cell>
          <table:table-cell office:value-type="string" calcext:value-type="string">
            <text:p>Flowerpool10B2</text:p>
          </table:table-cell>
          <table:table-cell office:value-type="float" office:value="0.772657" calcext:value-type="float">
            <text:p>0.7726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Flowerpool25A</text:p>
          </table:table-cell>
          <table:table-cell office:value-type="float" office:value="0.850915" calcext:value-type="float">
            <text:p>0.850915</text:p>
          </table:table-cell>
          <table:table-cell table:number-columns-repeated="3"/>
          <table:table-cell office:value-type="string" calcext:value-type="string">
            <text:p>PlantpoolB12345</text:p>
          </table:table-cell>
          <table:table-cell office:value-type="string" calcext:value-type="string">
            <text:p>Flowerpool5B</text:p>
          </table:table-cell>
          <table:table-cell office:value-type="float" office:value="0.640962" calcext:value-type="float">
            <text:p>0.64096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Flowerpool25B</text:p>
          </table:table-cell>
          <table:table-cell office:value-type="float" office:value="0.850405" calcext:value-type="float">
            <text:p>0.850405</text:p>
          </table:table-cell>
          <table:table-cell table:number-columns-repeated="3"/>
          <table:table-cell office:value-type="string" calcext:value-type="string">
            <text:p>PlantpoolB12345</text:p>
          </table:table-cell>
          <table:table-cell office:value-type="string" calcext:value-type="string">
            <text:p>Plantpool100x</text:p>
          </table:table-cell>
          <table:table-cell office:value-type="float" office:value="0.882236" calcext:value-type="float">
            <text:p>0.88223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Flowerpool10B2</text:p>
          </table:table-cell>
          <table:table-cell office:value-type="float" office:value="0.77557" calcext:value-type="float">
            <text:p>0.77557</text:p>
          </table:table-cell>
          <table:table-cell table:number-columns-repeated="3"/>
          <table:table-cell office:value-type="string" calcext:value-type="string">
            <text:p>PlantpoolB12345</text:p>
          </table:table-cell>
          <table:table-cell office:value-type="string" calcext:value-type="string">
            <text:p>Plantpool50a</text:p>
          </table:table-cell>
          <table:table-cell office:value-type="float" office:value="0.890803" calcext:value-type="float">
            <text:p>0.8908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Flowerpool5B</text:p>
          </table:table-cell>
          <table:table-cell office:value-type="float" office:value="0.64792" calcext:value-type="float">
            <text:p>0.64792</text:p>
          </table:table-cell>
          <table:table-cell table:number-columns-repeated="3"/>
          <table:table-cell office:value-type="string" calcext:value-type="string">
            <text:p>Flowerpool50A</text:p>
          </table:table-cell>
          <table:table-cell office:value-type="string" calcext:value-type="string">
            <text:p>Flowerpool50B</text:p>
          </table:table-cell>
          <table:table-cell office:value-type="float" office:value="0.873573" calcext:value-type="float">
            <text:p>0.87357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Plantpool100x</text:p>
          </table:table-cell>
          <table:table-cell office:value-type="float" office:value="0.870952" calcext:value-type="float">
            <text:p>0.870952</text:p>
          </table:table-cell>
          <table:table-cell table:number-columns-repeated="3"/>
          <table:table-cell office:value-type="string" calcext:value-type="string">
            <text:p>Flowerpool50A</text:p>
          </table:table-cell>
          <table:table-cell office:value-type="string" calcext:value-type="string">
            <text:p>Flowerpool25A</text:p>
          </table:table-cell>
          <table:table-cell office:value-type="float" office:value="0.854925" calcext:value-type="float">
            <text:p>0.8549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0B</text:p>
          </table:table-cell>
          <table:table-cell office:value-type="string" calcext:value-type="string">
            <text:p>Plantpool50a</text:p>
          </table:table-cell>
          <table:table-cell office:value-type="float" office:value="0.869886" calcext:value-type="float">
            <text:p>0.869886</text:p>
          </table:table-cell>
          <table:table-cell table:number-columns-repeated="3"/>
          <table:table-cell office:value-type="string" calcext:value-type="string">
            <text:p>Flowerpool50A</text:p>
          </table:table-cell>
          <table:table-cell office:value-type="string" calcext:value-type="string">
            <text:p>Flowerpool25B</text:p>
          </table:table-cell>
          <table:table-cell office:value-type="float" office:value="0.849294" calcext:value-type="float">
            <text:p>0.84929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Flowerpool25B</text:p>
          </table:table-cell>
          <table:table-cell office:value-type="float" office:value="0.817493" calcext:value-type="float">
            <text:p>0.817493</text:p>
          </table:table-cell>
          <table:table-cell table:number-columns-repeated="3"/>
          <table:table-cell office:value-type="string" calcext:value-type="string">
            <text:p>Flowerpool50A</text:p>
          </table:table-cell>
          <table:table-cell office:value-type="string" calcext:value-type="string">
            <text:p>Flowerpool10B2</text:p>
          </table:table-cell>
          <table:table-cell office:value-type="float" office:value="0.786309" calcext:value-type="float">
            <text:p>0.78630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Flowerpool10B2</text:p>
          </table:table-cell>
          <table:table-cell office:value-type="float" office:value="0.740533" calcext:value-type="float">
            <text:p>0.740533</text:p>
          </table:table-cell>
          <table:table-cell table:number-columns-repeated="3"/>
          <table:table-cell office:value-type="string" calcext:value-type="string">
            <text:p>Flowerpool50A</text:p>
          </table:table-cell>
          <table:table-cell office:value-type="string" calcext:value-type="string">
            <text:p>Flowerpool5B</text:p>
          </table:table-cell>
          <table:table-cell office:value-type="float" office:value="0.667758" calcext:value-type="float">
            <text:p>0.66775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Flowerpool5B</text:p>
          </table:table-cell>
          <table:table-cell office:value-type="float" office:value="0.641129" calcext:value-type="float">
            <text:p>0.641129</text:p>
          </table:table-cell>
          <table:table-cell table:number-columns-repeated="3"/>
          <table:table-cell office:value-type="string" calcext:value-type="string">
            <text:p>Flowerpool50A</text:p>
          </table:table-cell>
          <table:table-cell office:value-type="string" calcext:value-type="string">
            <text:p>Plantpool100x</text:p>
          </table:table-cell>
          <table:table-cell office:value-type="float" office:value="0.871677" calcext:value-type="float">
            <text:p>0.8716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Plantpool100x</text:p>
          </table:table-cell>
          <table:table-cell office:value-type="float" office:value="0.857425" calcext:value-type="float">
            <text:p>0.857425</text:p>
          </table:table-cell>
          <table:table-cell table:number-columns-repeated="3"/>
          <table:table-cell office:value-type="string" calcext:value-type="string">
            <text:p>Flowerpool50A</text:p>
          </table:table-cell>
          <table:table-cell office:value-type="string" calcext:value-type="string">
            <text:p>Plantpool50a</text:p>
          </table:table-cell>
          <table:table-cell office:value-type="float" office:value="0.869437" calcext:value-type="float">
            <text:p>0.8694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25A</text:p>
          </table:table-cell>
          <table:table-cell office:value-type="string" calcext:value-type="string">
            <text:p>Plantpool50a</text:p>
          </table:table-cell>
          <table:table-cell office:value-type="float" office:value="0.851408" calcext:value-type="float">
            <text:p>0.851408</text:p>
          </table:table-cell>
          <table:table-cell table:number-columns-repeated="3"/>
          <table:table-cell office:value-type="string" calcext:value-type="string">
            <text:p>Flowerpool50B</text:p>
          </table:table-cell>
          <table:table-cell office:value-type="string" calcext:value-type="string">
            <text:p>Flowerpool25A</text:p>
          </table:table-cell>
          <table:table-cell office:value-type="float" office:value="0.850915" calcext:value-type="float">
            <text:p>0.8509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25B</text:p>
          </table:table-cell>
          <table:table-cell office:value-type="string" calcext:value-type="string">
            <text:p>Flowerpool10B2</text:p>
          </table:table-cell>
          <table:table-cell office:value-type="float" office:value="0.803936" calcext:value-type="float">
            <text:p>0.803936</text:p>
          </table:table-cell>
          <table:table-cell table:number-columns-repeated="3"/>
          <table:table-cell office:value-type="string" calcext:value-type="string">
            <text:p>Flowerpool50B</text:p>
          </table:table-cell>
          <table:table-cell office:value-type="string" calcext:value-type="string">
            <text:p>Flowerpool25B</text:p>
          </table:table-cell>
          <table:table-cell office:value-type="float" office:value="0.850405" calcext:value-type="float">
            <text:p>0.8504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25B</text:p>
          </table:table-cell>
          <table:table-cell office:value-type="string" calcext:value-type="string">
            <text:p>Flowerpool5B</text:p>
          </table:table-cell>
          <table:table-cell office:value-type="float" office:value="0.690063" calcext:value-type="float">
            <text:p>0.690063</text:p>
          </table:table-cell>
          <table:table-cell table:number-columns-repeated="3"/>
          <table:table-cell office:value-type="string" calcext:value-type="string">
            <text:p>Flowerpool50B</text:p>
          </table:table-cell>
          <table:table-cell office:value-type="string" calcext:value-type="string">
            <text:p>Flowerpool10B2</text:p>
          </table:table-cell>
          <table:table-cell office:value-type="float" office:value="0.77557" calcext:value-type="float">
            <text:p>0.7755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25B</text:p>
          </table:table-cell>
          <table:table-cell office:value-type="string" calcext:value-type="string">
            <text:p>Plantpool100x</text:p>
          </table:table-cell>
          <table:table-cell office:value-type="float" office:value="0.856332" calcext:value-type="float">
            <text:p>0.856332</text:p>
          </table:table-cell>
          <table:table-cell table:number-columns-repeated="3"/>
          <table:table-cell office:value-type="string" calcext:value-type="string">
            <text:p>Flowerpool50B</text:p>
          </table:table-cell>
          <table:table-cell office:value-type="string" calcext:value-type="string">
            <text:p>Flowerpool5B</text:p>
          </table:table-cell>
          <table:table-cell office:value-type="float" office:value="0.64792" calcext:value-type="float">
            <text:p>0.6479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25B</text:p>
          </table:table-cell>
          <table:table-cell office:value-type="string" calcext:value-type="string">
            <text:p>Plantpool50a</text:p>
          </table:table-cell>
          <table:table-cell office:value-type="float" office:value="0.852374" calcext:value-type="float">
            <text:p>0.852374</text:p>
          </table:table-cell>
          <table:table-cell table:number-columns-repeated="3"/>
          <table:table-cell office:value-type="string" calcext:value-type="string">
            <text:p>Flowerpool50B</text:p>
          </table:table-cell>
          <table:table-cell office:value-type="string" calcext:value-type="string">
            <text:p>Plantpool100x</text:p>
          </table:table-cell>
          <table:table-cell office:value-type="float" office:value="0.870952" calcext:value-type="float">
            <text:p>0.87095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B2</text:p>
          </table:table-cell>
          <table:table-cell office:value-type="string" calcext:value-type="string">
            <text:p>Flowerpool5B</text:p>
          </table:table-cell>
          <table:table-cell office:value-type="float" office:value="0.512512" calcext:value-type="float">
            <text:p>0.512512</text:p>
          </table:table-cell>
          <table:table-cell table:number-columns-repeated="3"/>
          <table:table-cell office:value-type="string" calcext:value-type="string">
            <text:p>Flowerpool50B</text:p>
          </table:table-cell>
          <table:table-cell office:value-type="string" calcext:value-type="string">
            <text:p>Plantpool50a</text:p>
          </table:table-cell>
          <table:table-cell office:value-type="float" office:value="0.869886" calcext:value-type="float">
            <text:p>0.86988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B2</text:p>
          </table:table-cell>
          <table:table-cell office:value-type="string" calcext:value-type="string">
            <text:p>Plantpool100x</text:p>
          </table:table-cell>
          <table:table-cell office:value-type="float" office:value="0.814623" calcext:value-type="float">
            <text:p>0.814623</text:p>
          </table:table-cell>
          <table:table-cell table:number-columns-repeated="3"/>
          <table:table-cell office:value-type="string" calcext:value-type="string">
            <text:p>Flowerpool25A</text:p>
          </table:table-cell>
          <table:table-cell office:value-type="string" calcext:value-type="string">
            <text:p>Flowerpool25B</text:p>
          </table:table-cell>
          <table:table-cell office:value-type="float" office:value="0.817493" calcext:value-type="float">
            <text:p>0.817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10B2</text:p>
          </table:table-cell>
          <table:table-cell office:value-type="string" calcext:value-type="string">
            <text:p>Plantpool50a</text:p>
          </table:table-cell>
          <table:table-cell office:value-type="float" office:value="0.785274" calcext:value-type="float">
            <text:p>0.785274</text:p>
          </table:table-cell>
          <table:table-cell table:number-columns-repeated="3"/>
          <table:table-cell office:value-type="string" calcext:value-type="string">
            <text:p>Flowerpool25A</text:p>
          </table:table-cell>
          <table:table-cell office:value-type="string" calcext:value-type="string">
            <text:p>Flowerpool10B2</text:p>
          </table:table-cell>
          <table:table-cell office:value-type="float" office:value="0.740533" calcext:value-type="float">
            <text:p>0.7405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B</text:p>
          </table:table-cell>
          <table:table-cell office:value-type="string" calcext:value-type="string">
            <text:p>Plantpool100x</text:p>
          </table:table-cell>
          <table:table-cell office:value-type="float" office:value="0.725037" calcext:value-type="float">
            <text:p>0.725037</text:p>
          </table:table-cell>
          <table:table-cell table:number-columns-repeated="3"/>
          <table:table-cell office:value-type="string" calcext:value-type="string">
            <text:p>Flowerpool25A</text:p>
          </table:table-cell>
          <table:table-cell office:value-type="string" calcext:value-type="string">
            <text:p>Flowerpool5B</text:p>
          </table:table-cell>
          <table:table-cell office:value-type="float" office:value="0.641129" calcext:value-type="float">
            <text:p>0.64112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owerpool5B</text:p>
          </table:table-cell>
          <table:table-cell office:value-type="string" calcext:value-type="string">
            <text:p>Plantpool50a</text:p>
          </table:table-cell>
          <table:table-cell office:value-type="float" office:value="0.671337" calcext:value-type="float">
            <text:p>0.671337</text:p>
          </table:table-cell>
          <table:table-cell table:number-columns-repeated="3"/>
          <table:table-cell office:value-type="string" calcext:value-type="string">
            <text:p>Flowerpool25A</text:p>
          </table:table-cell>
          <table:table-cell office:value-type="string" calcext:value-type="string">
            <text:p>Plantpool100x</text:p>
          </table:table-cell>
          <table:table-cell office:value-type="float" office:value="0.857425" calcext:value-type="float">
            <text:p>0.8574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antpool100x</text:p>
          </table:table-cell>
          <table:table-cell office:value-type="string" calcext:value-type="string">
            <text:p>Plantpool50a</text:p>
          </table:table-cell>
          <table:table-cell office:value-type="float" office:value="0.876248" calcext:value-type="float">
            <text:p>0.876248</text:p>
          </table:table-cell>
          <table:table-cell table:number-columns-repeated="3"/>
          <table:table-cell office:value-type="string" calcext:value-type="string">
            <text:p>Flowerpool25A</text:p>
          </table:table-cell>
          <table:table-cell office:value-type="string" calcext:value-type="string">
            <text:p>Plantpool50a</text:p>
          </table:table-cell>
          <table:table-cell office:value-type="float" office:value="0.851408" calcext:value-type="float">
            <text:p>0.851408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lowerpool25B</text:p>
          </table:table-cell>
          <table:table-cell office:value-type="string" calcext:value-type="string">
            <text:p>Flowerpool10B2</text:p>
          </table:table-cell>
          <table:table-cell office:value-type="float" office:value="0.803936" calcext:value-type="float">
            <text:p>0.803936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lowerpool25B</text:p>
          </table:table-cell>
          <table:table-cell office:value-type="string" calcext:value-type="string">
            <text:p>Flowerpool5B</text:p>
          </table:table-cell>
          <table:table-cell office:value-type="float" office:value="0.690063" calcext:value-type="float">
            <text:p>0.69006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lowerpool25B</text:p>
          </table:table-cell>
          <table:table-cell office:value-type="string" calcext:value-type="string">
            <text:p>Plantpool100x</text:p>
          </table:table-cell>
          <table:table-cell office:value-type="float" office:value="0.856332" calcext:value-type="float">
            <text:p>0.85633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lowerpool25B</text:p>
          </table:table-cell>
          <table:table-cell office:value-type="string" calcext:value-type="string">
            <text:p>Plantpool50a</text:p>
          </table:table-cell>
          <table:table-cell office:value-type="float" office:value="0.852374" calcext:value-type="float">
            <text:p>0.85237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lowerpool10B2</text:p>
          </table:table-cell>
          <table:table-cell office:value-type="string" calcext:value-type="string">
            <text:p>Flowerpool5B</text:p>
          </table:table-cell>
          <table:table-cell office:value-type="float" office:value="0.512512" calcext:value-type="float">
            <text:p>0.512512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lowerpool10B2</text:p>
          </table:table-cell>
          <table:table-cell office:value-type="string" calcext:value-type="string">
            <text:p>Plantpool100x</text:p>
          </table:table-cell>
          <table:table-cell office:value-type="float" office:value="0.814623" calcext:value-type="float">
            <text:p>0.814623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lowerpool10B2</text:p>
          </table:table-cell>
          <table:table-cell office:value-type="string" calcext:value-type="string">
            <text:p>Plantpool50a</text:p>
          </table:table-cell>
          <table:table-cell office:value-type="float" office:value="0.785274" calcext:value-type="float">
            <text:p>0.785274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lowerpool5B</text:p>
          </table:table-cell>
          <table:table-cell office:value-type="string" calcext:value-type="string">
            <text:p>Plantpool100x</text:p>
          </table:table-cell>
          <table:table-cell office:value-type="float" office:value="0.725037" calcext:value-type="float">
            <text:p>0.72503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Flowerpool5B</text:p>
          </table:table-cell>
          <table:table-cell office:value-type="string" calcext:value-type="string">
            <text:p>Plantpool50a</text:p>
          </table:table-cell>
          <table:table-cell office:value-type="float" office:value="0.671337" calcext:value-type="float">
            <text:p>0.671337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lantpool100x</text:p>
          </table:table-cell>
          <table:table-cell office:value-type="string" calcext:value-type="string">
            <text:p>Plantpool50a</text:p>
          </table:table-cell>
          <table:table-cell office:value-type="float" office:value="0.876248" calcext:value-type="float">
            <text:p>0.876248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7-09T14:07:47.423522993</dc:date>
    <meta:editing-duration>PT51S</meta:editing-duration>
    <meta:editing-cycles>1</meta:editing-cycles>
    <meta:document-statistic meta:table-count="1" meta:cell-count="816" meta:object-count="1"/>
    <meta:generator>LibreOffice/6.4.7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dddddd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69a2e" draw:fill-color="#069a2e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780373" draw:fill-color="#780373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860d" draw:fill-color="#ff860d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1.772cm" svg:y="3.703cm" style:legend-expansion="high" chart:style-name="ch2"/>
        <chart:plot-area chart:style-name="ch3" table:cell-range-address="freq_correlation.J1:freq_correlation.M5" chart:data-source-has-labels="both" svg:x="0.32cm" svg:y="0.18cm" svg:width="11.132cm" svg:height="8.64cm">
          <chartooo:coordinate-region svg:x="1.047cm" svg:y="0.379cm" svg:width="10.218cm" svg:height="7.794cm"/>
          <chart:axis chart:dimension="x" chart:name="primary-x" chart:style-name="ch4" chartooo:axis-type="auto">
            <chartooo:date-scale/>
            <chart:categories table:cell-range-address="freq_correlation.J2:freq_correlation.J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req_correlation.K2:freq_correlation.K5" chart:label-cell-address="freq_correlation.K1:freq_correlation.K1" chart:class="chart:line">
            <chart:data-point chart:repeated="4"/>
          </chart:series>
          <chart:series chart:style-name="ch7" chart:values-cell-range-address="freq_correlation.L2:freq_correlation.L5" chart:label-cell-address="freq_correlation.L1:freq_correlation.L1" chart:class="chart:line">
            <chart:data-point chart:repeated="4"/>
          </chart:series>
          <chart:series chart:style-name="ch8" chart:values-cell-range-address="freq_correlation.M2:freq_correlation.M5" chart:label-cell-address="freq_correlation.M1:freq_correlation.M1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lowers vs Seeds</text:p>
                <draw:g>
                  <svg:desc>freq_correlation.K1:freq_correlation.K1</svg:desc>
                </draw:g>
              </table:table-cell>
              <table:table-cell office:value-type="string">
                <text:p>Leaves vs Seeds</text:p>
                <draw:g>
                  <svg:desc>freq_correlation.L1:freq_correlation.L1</svg:desc>
                </draw:g>
              </table:table-cell>
              <table:table-cell office:value-type="string">
                <text:p>Flowers vs Leaves</text:p>
                <draw:g>
                  <svg:desc>freq_correlation.M1:freq_correlation.M1</svg:desc>
                </draw:g>
              </table:table-cell>
            </table:table-row>
          </table:table-header-rows>
          <table:table-rows>
            <table:table-row>
              <table:table-cell office:value-type="float" office:value="5">
                <text:p>5</text:p>
                <draw:g>
                  <svg:desc>freq_correlation.J2:freq_correlation.J5</svg:desc>
                </draw:g>
              </table:table-cell>
              <table:table-cell office:value-type="float" office:value="0.679367">
                <text:p>0.679367</text:p>
                <draw:g>
                  <svg:desc>freq_correlation.K2:freq_correlation.K5</svg:desc>
                </draw:g>
              </table:table-cell>
              <table:table-cell office:value-type="float" office:value="0.707784">
                <text:p>0.707784</text:p>
                <draw:g>
                  <svg:desc>freq_correlation.L2:freq_correlation.L5</svg:desc>
                </draw:g>
              </table:table-cell>
              <table:table-cell office:value-type="float" office:value="0.83361">
                <text:p>0.83361</text:p>
                <draw:g>
                  <svg:desc>freq_correlation.M2:freq_correlation.M5</svg:desc>
                </draw:g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92705">
                <text:p>0.792705</text:p>
              </table:table-cell>
              <table:table-cell office:value-type="float" office:value="0.841007">
                <text:p>0.841007</text:p>
              </table:table-cell>
              <table:table-cell office:value-type="float" office:value="0.84077">
                <text:p>0.84077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889895">
                <text:p>0.889895</text:p>
              </table:table-cell>
              <table:table-cell office:value-type="float" office:value="0.886646">
                <text:p>0.886646</text:p>
              </table:table-cell>
              <table:table-cell office:value-type="float" office:value="0.863787">
                <text:p>0.863787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909164">
                <text:p>0.909164</text:p>
              </table:table-cell>
              <table:table-cell office:value-type="float" office:value="0.909692">
                <text:p>0.909692</text:p>
              </table:table-cell>
              <table:table-cell office:value-type="float" office:value="0.867549">
                <text:p>0.8675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